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 style:master-page-name="Standard">
      <style:paragraph-properties fo:text-align="end" style:justify-single-word="false" style:page-number="auto" style:writing-mode="rl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سناریوی شماره یک:</text:p>
      <text:p text:style-name="P1">عملیات Sign Up در سایت</text:p>
      <text:p text:style-name="P1">مراحل عملیات: </text:p>
      <text:p text:style-name="P1">1- کاربر ابتدا جهت ثبت نام وارد سایت می شود.</text:p>
      <text:p text:style-name="P1">2- سیستم فرم مربوطه را نشان می دهد.</text:p>
      <text:p text:style-name="P1">3- کاربر ابتدا کد ملی و شماره تلفن همراه خود را وارد می نماید.</text:p>
      <text:p text:style-name="P1">4- رابط کاربری شماره موبایل را دریافت کرده و به سیستم می فرستد که کد OTP ارسال شود.</text:p>
      <text:p text:style-name="P1">5- کاربر باید کد OTP را در مدت 90 ثانیه وارد نماید.</text:p>
      <text:p text:style-name="P1">6- سیستم کد را چک کرده در صورت valid بودن فرم مشخصات را توسط رابط کاربری به نمایش می گذارد.</text:p>
      <text:p text:style-name="P1">7- کاربر اطلاعات شخصی از قبیل نام-نام خانوادگی-آدرس-تلفن-مشخصات کارت-رمز عبور برای لاگین و تکرار رمز عبور را وارد می کند و سپس اطلاعات به سیستم ارسال می شود.</text:p>
      <text:p text:style-name="P1">8- سیستم اطلاعات کارت را به دیتابیس ارسال کرده و چک می کند.</text:p>
      <text:p text:style-name="P1">9- اگر کارت و اطلاعات کاربر در سیستم دیتابیس بانک ثبت شده باشد سیستم پیغام mission completed می دهد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7T22:22:54</meta:creation-date>
    <dc:language>en-US</dc:language>
    <dc:date>2020-06-27T22:48:22</dc:date>
    <meta:editing-cycles>1</meta:editing-cycles>
    <meta:editing-duration>PT4M</meta:editing-duration>
    <meta:generator>LibreOffice/6.4.3.2$Linux_X86_64 LibreOffice_project/40$Build-2</meta:generator>
    <meta:document-statistic meta:table-count="0" meta:image-count="0" meta:object-count="0" meta:page-count="1" meta:paragraph-count="12" meta:word-count="152" meta:character-count="735" meta:non-whitespace-character-count="594"/>
  </office:meta>
</office:document-meta>
</file>